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Engravers MT" svg:font-family="Engravers MT" style:font-family-generic="roman" style:font-pitch="variable" svg:panose-1="2 9 7 7 8 5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11" style:parent-style-name="Policepardéfaut" style:family="text">
      <style:text-properties style:language-asian="fr" style:country-asian="FR"/>
    </style:style>
    <style:style style:name="T12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13" style:parent-style-name="Policepardéfaut" style:family="text">
      <style:text-properties style:font-name="Times New Roman" style:font-name-complex="Times New Roman" style:text-position="super 66.6%" fo:font-size="12pt" style:font-size-asian="12pt" style:font-size-complex="12pt"/>
    </style:style>
    <style:style style:name="T14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15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16" style:parent-style-name="Policepardéfaut" style:family="text">
      <style:text-properties style:language-asian="fr" style:country-asian="FR"/>
    </style:style>
    <style:style style:name="P17" style:parent-style-name="Normal" style:family="paragraph">
      <style:paragraph-properties fo:text-align="center"/>
      <style:text-properties style:font-name="Engravers MT"/>
    </style:style>
    <style:style style:name="P18" style:parent-style-name="Normal" style:family="paragraph">
      <style:paragraph-properties fo:text-align="center"/>
    </style:style>
    <style:style style:name="T19" style:parent-style-name="Policepardéfaut" style:family="text">
      <style:text-properties style:font-name="Engravers MT"/>
    </style:style>
    <style:style style:name="T20" style:parent-style-name="Policepardéfaut" style:family="text">
      <style:text-properties style:font-name="Engravers MT"/>
    </style:style>
    <style:style style:name="T21" style:parent-style-name="Policepardéfaut" style:family="text">
      <style:text-properties style:language-asian="fr" style:country-asian="FR"/>
    </style:style>
    <style:style style:name="P22" style:parent-style-name="Normal" style:family="paragraph">
      <style:paragraph-properties fo:margin-bottom="0in"/>
    </style:style>
    <style:style style:name="T23" style:parent-style-name="Policepardéfaut" style:family="text">
      <style:text-properties style:font-name="Times New Roman" style:font-name-complex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24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25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P26" style:parent-style-name="Normal" style:family="paragraph">
      <style:paragraph-properties fo:margin-bottom="0in"/>
    </style:style>
    <style:style style:name="T27" style:parent-style-name="Policepardéfaut" style:family="text">
      <style:text-properties style:font-name="Times New Roman" style:font-name-complex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28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29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P30" style:parent-style-name="Normal" style:family="paragraph">
      <style:paragraph-properties fo:margin-bottom="0in"/>
    </style:style>
    <style:style style:name="T31" style:parent-style-name="Policepardéfaut" style:family="text">
      <style:text-properties style:font-name="Times New Roman" style:font-name-complex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32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33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P34" style:parent-style-name="Normal" style:family="paragraph">
      <style:paragraph-properties fo:margin-bottom="0in"/>
    </style:style>
    <style:style style:name="T35" style:parent-style-name="Policepardéfaut" style:family="text">
      <style:text-properties style:font-name="Times New Roman" style:font-name-complex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36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37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P38" style:parent-style-name="Normal" style:family="paragraph">
      <style:paragraph-properties fo:margin-bottom="0in"/>
    </style:style>
    <style:style style:name="T39" style:parent-style-name="Policepardéfaut" style:family="text">
      <style:text-properties style:font-name="Times New Roman" style:font-name-complex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40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41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42" style:parent-style-name="Policepardéfaut" style:family="text">
      <style:text-properties style:language-asian="fr" style:country-asian="FR"/>
    </style:style>
    <style:style style:name="TableColumn44" style:family="table-column">
      <style:table-column-properties style:column-width="3.8361in"/>
    </style:style>
    <style:style style:name="TableColumn45" style:family="table-column">
      <style:table-column-properties style:column-width="0.8854in"/>
    </style:style>
    <style:style style:name="TableColumn46" style:family="table-column">
      <style:table-column-properties style:column-width="0.9847in"/>
    </style:style>
    <style:style style:name="TableColumn47" style:family="table-column">
      <style:table-column-properties style:column-width="0.5902in"/>
    </style:style>
    <style:style style:name="TableColumn48" style:family="table-column">
      <style:table-column-properties style:column-width="1.052in"/>
    </style:style>
    <style:style style:name="Table43" style:family="table">
      <style:table-properties style:width="7.3486in" fo:margin-left="0in" table:align="left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52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55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58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61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64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="Times New Roman" style:font-name-complex="Times New Roman" fo:font-size="8pt" style:font-size-asian="8pt" style:font-size-complex="8pt"/>
    </style:style>
    <style:style style:name="P68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00%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="Times New Roman" style:font-name-complex="Times New Roman" fo:font-size="8pt" style:font-size-asian="8pt" style:font-size-complex="8pt"/>
    </style:style>
    <style:style style:name="P80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 fo:line-height="100%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style:font-name="Times New Roman" style:font-name-complex="Times New Roman" fo:font-size="8pt" style:font-size-asian="8pt" style:font-size-complex="8pt"/>
    </style:style>
    <style:style style:name="P92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 fo:line-height="100%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style:font-name="Times New Roman" style:font-name-complex="Times New Roman" fo:font-size="8pt" style:font-size-asian="8pt" style:font-size-complex="8pt"/>
    </style:style>
    <style:style style:name="P104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bottom="0in" fo:line-height="100%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style:font-name="Times New Roman" style:font-name-complex="Times New Roman" fo:font-size="8pt" style:font-size-asian="8pt" style:font-size-complex="8pt"/>
    </style:style>
    <style:style style:name="P116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center"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 fo:margin-bottom="0in" fo:line-height="100%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style:font-name="Times New Roman" style:font-name-complex="Times New Roman" fo:font-size="8pt" style:font-size-asian="8pt" style:font-size-complex="8pt"/>
    </style:style>
    <style:style style:name="P128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align="center"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text-align="center" fo:margin-bottom="0in" fo:line-height="10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center" fo:margin-bottom="0in" fo:line-height="100%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bottom="0in" fo:line-height="100%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style:font-name="Times New Roman" style:font-name-complex="Times New Roman" fo:font-size="8pt" style:font-size-asian="8pt" style:font-size-complex="8pt"/>
    </style:style>
    <style:style style:name="P140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10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bottom="0in" fo:line-height="100%"/>
    </style:style>
    <style:style style:name="TableRow149" style:family="table-row">
      <style:table-row-properties style:min-row-height="0.7409in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P152" style:parent-style-name="Normal" style:family="paragraph">
      <style:paragraph-properties fo:margin-bottom="0in" fo:line-height="100%"/>
    </style:style>
    <style:style style:name="T153" style:parent-style-name="Policepardéfaut" style:family="text">
      <style:text-properties style:font-name="Times New Roman" style:font-name-complex="Times New Roman" fo:font-weight="bold" style:font-weight-asian="bold"/>
    </style:style>
    <style:style style:name="T154" style:parent-style-name="Policepardéfaut" style:family="text">
      <style:text-properties style:font-name="Times New Roman" style:font-name-complex="Times New Roman"/>
    </style:style>
    <style:style style:name="P155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P156" style:parent-style-name="Normal" style:family="paragraph">
      <style:paragraph-properties fo:margin-bottom="0in" fo:line-height="100%"/>
    </style:style>
    <style:style style:name="T157" style:parent-style-name="Policepardéfaut" style:family="text">
      <style:text-properties style:font-name="Times New Roman" style:font-name-complex="Times New Roman" fo:font-weight="bold" style:font-weight-asian="bold"/>
    </style:style>
    <style:style style:name="T158" style:parent-style-name="Policepardéfaut" style:family="text">
      <style:text-properties style:font-name="Times New Roman" style:font-name-complex="Times New Roman"/>
    </style:style>
    <style:style style:name="P159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160" style:parent-style-name="Policepardéfaut" style:family="text">
      <style:text-properties style:language-asian="fr" style:country-asian="FR"/>
    </style:style>
    <style:style style:name="P161" style:parent-style-name="Normal" style:family="paragraph">
      <style:text-properties style:font-name="Times New Roman" style:font-name-complex="Times New Roman"/>
    </style:style>
    <style:style style:name="P162" style:parent-style-name="Normal" style:family="paragraph">
      <style:text-properties style:font-name="Times New Roman" style:font-name-complex="Times New Roman"/>
    </style:style>
    <style:style style:name="P16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6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6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family="graphic" style:name="a6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 text:c="34"/></text:p>
      <text:p text:style-name="Normal"><text:span text:style-name="T11"><draw:frame draw:z-index="251659264" draw:id="id5" draw:style-name="a5" draw:name="Zone de texte 6" text:anchor-type="paragraph" svg:x="-0.98125in" svg:y="0.15in" svg:width="4.87361in" svg:height="0.375in" style:rel-width="scale" style:rel-height="scale"><draw:text-box><text:p text:style-name="Normal"><text:span text:style-name="T12">N</text:span><text:span text:style-name="T13">o<text:s/></text:span><text:span text:style-name="T14">……….. <text:s/></text:span><text:database-display text:table-name="" text:table-type="table" text:column-name="$a">«$a»</text:database-display><text:span text:style-name="T15"><text:s/>/ UAC / IMSP / DA / SGE / SA</text:span></text:p></draw:text-box><svg:title/><svg:desc/></draw:frame></text:span></text:p>
      <text:p text:style-name="Normal"/>
      <text:p text:style-name="Normal"><text:span text:style-name="T16"><draw:frame draw:z-index="251660288" draw:id="id6" draw:style-name="a6" draw:name="Zone de texte 7" text:anchor-type="paragraph" svg:x="1.11111in" svg:y="0.00417in" svg:width="4.00833in" svg:height="0.8125in" style:rel-width="scale" style:rel-height="scale"><draw:text-box><text:p text:style-name="P17">Relevé de notes</text:p><text:p text:style-name="P18"><text:span text:style-name="T19">Année académique</text:span><text:span text:style-name="T20"> :<text:s/></text:span><text:database-display text:table-name="" text:table-type="table" text:column-name="$aa">«$aa»</text:database-display></text:p></draw:text-box><svg:title/><svg:desc/></draw:frame></text:span></text:p>
      <text:p text:style-name="Normal"/>
      <text:p text:style-name="Normal"><text:span text:style-name="T21"><draw:frame draw:z-index="251661312" draw:id="id7" draw:style-name="a7" draw:name="Zone de texte 8" text:anchor-type="paragraph" svg:x="-0.87153in" svg:y="0.35417in" svg:width="7.36944in" svg:height="1.23542in" style:rel-width="scale" style:rel-height="scale"><draw:text-box><text:p text:style-name="P22"><text:span text:style-name="T23">Nom </text:span><text:span text:style-name="T24">:<text:s/></text:span><text:span text:style-name="T25"><text:s/></text:span><text:database-display text:table-name="" text:table-type="table" text:column-name="$nom">«$nom»</text:database-display></text:p><text:p text:style-name="P26"><text:span text:style-name="T27">Prénom (s)</text:span><text:span text:style-name="T28">: <text:s text:c="4"/></text:span><text:database-display text:table-name="" text:table-type="table" text:column-name="$prenom">«$prenom»</text:database-display><text:span text:style-name="T29"><text:s text:c="5"/></text:span></text:p><text:p text:style-name="P30"><text:span text:style-name="T31">Date et lieu de naissance</text:span><text:span text:style-name="T32"> :<text:s/></text:span><text:span text:style-name="T33">date</text:span></text:p><text:p text:style-name="P34"><text:span text:style-name="T35">Filière </text:span><text:span text:style-name="T36">:<text:s/></text:span><text:span text:style-name="T37"><text:s text:c="13"/>Master 1 Informatique</text:span></text:p><text:p text:style-name="P38"><text:span text:style-name="T39">Semestre</text:span><text:span text:style-name="T40"> : <text:s text:c="9"/></text:span><text:span text:style-name="T41">7</text:span></text:p></draw:text-box><svg:title/><svg:desc/></draw:frame></text:span></text:p>
      <text:p text:style-name="Normal"/>
      <text:p text:style-name="Normal"/>
      <text:p text:style-name="Normal"/>
      <text:p text:style-name="Normal"><text:span text:style-name="T42"><draw:frame draw:z-index="251662336" draw:id="id8" draw:style-name="a8" draw:name="Zone de texte 12" text:anchor-type="paragraph" svg:x="-0.84653in" svg:y="0.34097in" svg:width="7.76458in" svg:height="5.28542in" style:rel-width="scale" style:rel-height="scale"><draw:text-box><text:p text:style-name="Normal"/><table:table table:style-name="Table43"><table:table-columns><table:table-column table:style-name="TableColumn44"/><table:table-column table:style-name="TableColumn45"/><table:table-column table:style-name="TableColumn46"/><table:table-column table:style-name="TableColumn47"/><table:table-column table:style-name="TableColumn48"/></table:table-columns><table:table-row table:style-name="TableRow49"><table:table-cell table:style-name="TableCell50"><text:p text:style-name="P51"/><text:p text:style-name="P52">Unités d’Enseignement</text:p></table:table-cell><table:table-cell table:style-name="TableCell53"><text:p text:style-name="P54"/><text:p text:style-name="P55">Notes sur 20</text:p></table:table-cell><table:table-cell table:style-name="TableCell56"><text:p text:style-name="P57"/><text:p text:style-name="P58">Observation</text:p></table:table-cell><table:table-cell table:style-name="TableCell59"><text:p text:style-name="P60"/><text:p text:style-name="P61">Crédits</text:p></table:table-cell><table:table-cell table:style-name="TableCell62"><text:p text:style-name="P63"/><text:p text:style-name="P64">Session</text:p></table:table-cell></table:table-row><table:table-row table:style-name="TableRow65"><table:table-cell table:style-name="TableCell66"><text:p text:style-name="P67"/><text:p text:style-name="P68">Architecture logicielle</text:p></table:table-cell><table:table-cell table:style-name="TableCell69"><text:p text:style-name="P70"><text:database-display text:table-name="" text:table-type="table" text:column-name="$N1">«$N1»</text:database-display></text:p></table:table-cell><table:table-cell table:style-name="TableCell71"><text:p text:style-name="P72"><text:database-display text:table-name="" text:table-type="table" text:column-name="$O1">«$O1»</text:database-display></text:p></table:table-cell><table:table-cell table:style-name="TableCell73"><text:p text:style-name="P74"><text:database-display text:table-name="" text:table-type="table" text:column-name="$C1">«$C1»</text:database-display></text:p></table:table-cell><table:table-cell table:style-name="TableCell75"><text:p text:style-name="P76"><text:database-display text:table-name="" text:table-type="table" text:column-name="$S1">«$S1»</text:database-display></text:p></table:table-cell></table:table-row><table:table-row table:style-name="TableRow77"><table:table-cell table:style-name="TableCell78"><text:p text:style-name="P79"/><text:p text:style-name="P80">Gestion de projet</text:p></table:table-cell><table:table-cell table:style-name="TableCell81"><text:p text:style-name="P82"><text:database-display text:table-name="" text:table-type="table" text:column-name="$N2">«$N2»</text:database-display></text:p></table:table-cell><table:table-cell table:style-name="TableCell83"><text:p text:style-name="P84"><text:database-display text:table-name="" text:table-type="table" text:column-name="$O2">«$O2»</text:database-display></text:p></table:table-cell><table:table-cell table:style-name="TableCell85"><text:p text:style-name="P86"><text:database-display text:table-name="" text:table-type="table" text:column-name="$C2">«$C2»</text:database-display></text:p></table:table-cell><table:table-cell table:style-name="TableCell87"><text:p text:style-name="P88"><text:database-display text:table-name="" text:table-type="table" text:column-name="$S2">«$S2»</text:database-display></text:p></table:table-cell></table:table-row><table:table-row table:style-name="TableRow89"><table:table-cell table:style-name="TableCell90"><text:p text:style-name="P91"/><text:p text:style-name="P92">Intelligence Artificielle</text:p></table:table-cell><table:table-cell table:style-name="TableCell93"><text:p text:style-name="P94"><text:database-display text:table-name="" text:table-type="table" text:column-name="$N3">«$N3»</text:database-display></text:p></table:table-cell><table:table-cell table:style-name="TableCell95"><text:p text:style-name="P96"><text:database-display text:table-name="" text:table-type="table" text:column-name="$O3">«$O3»</text:database-display></text:p></table:table-cell><table:table-cell table:style-name="TableCell97"><text:p text:style-name="P98"><text:database-display text:table-name="" text:table-type="table" text:column-name="$C3">«$C3»</text:database-display></text:p></table:table-cell><table:table-cell table:style-name="TableCell99"><text:p text:style-name="P100"><text:database-display text:table-name="" text:table-type="table" text:column-name="$S3">«$S3»</text:database-display></text:p></table:table-cell></table:table-row><table:table-row table:style-name="TableRow101"><table:table-cell table:style-name="TableCell102"><text:p text:style-name="P103"/><text:p text:style-name="P104">Interaction Homme Machine</text:p></table:table-cell><table:table-cell table:style-name="TableCell105"><text:p text:style-name="P106"><text:database-display text:table-name="" text:table-type="table" text:column-name="$N4">«$N4»</text:database-display></text:p></table:table-cell><table:table-cell table:style-name="TableCell107"><text:p text:style-name="P108"><text:database-display text:table-name="" text:table-type="table" text:column-name="$O4">«$O4»</text:database-display></text:p></table:table-cell><table:table-cell table:style-name="TableCell109"><text:p text:style-name="P110"><text:database-display text:table-name="" text:table-type="table" text:column-name="$C4">«$C4»</text:database-display></text:p></table:table-cell><table:table-cell table:style-name="TableCell111"><text:p text:style-name="P112"><text:database-display text:table-name="" text:table-type="table" text:column-name="$S4">«$S4»</text:database-display></text:p></table:table-cell></table:table-row><table:table-row table:style-name="TableRow113"><table:table-cell table:style-name="TableCell114"><text:p text:style-name="P115"/><text:p text:style-name="P116">Management et Entreprenariat</text:p></table:table-cell><table:table-cell table:style-name="TableCell117"><text:p text:style-name="P118"><text:database-display text:table-name="" text:table-type="table" text:column-name="$N5">«$N5»</text:database-display></text:p></table:table-cell><table:table-cell table:style-name="TableCell119"><text:p text:style-name="P120"><text:database-display text:table-name="" text:table-type="table" text:column-name="$O5">«$O5»</text:database-display></text:p></table:table-cell><table:table-cell table:style-name="TableCell121"><text:p text:style-name="P122"><text:database-display text:table-name="" text:table-type="table" text:column-name="$C5">«$C5»</text:database-display></text:p></table:table-cell><table:table-cell table:style-name="TableCell123"><text:p text:style-name="P124"><text:database-display text:table-name="" text:table-type="table" text:column-name="$S5">«$S5»</text:database-display></text:p></table:table-cell></table:table-row><table:table-row table:style-name="TableRow125"><table:table-cell table:style-name="TableCell126"><text:p text:style-name="P127"/><text:p text:style-name="P128">Sécurité des systèmes d’informations</text:p></table:table-cell><table:table-cell table:style-name="TableCell129"><text:p text:style-name="P130"><text:database-display text:table-name="" text:table-type="table" text:column-name="$N6">«$N6»</text:database-display></text:p></table:table-cell><table:table-cell table:style-name="TableCell131"><text:p text:style-name="P132"><text:database-display text:table-name="" text:table-type="table" text:column-name="$O6">«$O6»</text:database-display></text:p></table:table-cell><table:table-cell table:style-name="TableCell133"><text:p text:style-name="P134"><text:database-display text:table-name="" text:table-type="table" text:column-name="$C6">«$C6»</text:database-display></text:p></table:table-cell><table:table-cell table:style-name="TableCell135"><text:p text:style-name="P136"><text:database-display text:table-name="" text:table-type="table" text:column-name="$S6">«$S6»</text:database-display></text:p></table:table-cell></table:table-row><table:table-row table:style-name="TableRow137"><table:table-cell table:style-name="TableCell138"><text:p text:style-name="P139"/><text:p text:style-name="P140">Théorie des graphes</text:p></table:table-cell><table:table-cell table:style-name="TableCell141"><text:p text:style-name="P142"><text:database-display text:table-name="" text:table-type="table" text:column-name="$N7">«$N7»</text:database-display></text:p></table:table-cell><table:table-cell table:style-name="TableCell143"><text:p text:style-name="P144"><text:database-display text:table-name="" text:table-type="table" text:column-name="$O7">«$O7»</text:database-display></text:p></table:table-cell><table:table-cell table:style-name="TableCell145"><text:p text:style-name="P146"><text:database-display text:table-name="" text:table-type="table" text:column-name="$C7">«$C7»</text:database-display></text:p></table:table-cell><table:table-cell table:style-name="TableCell147"><text:p text:style-name="P148"><text:database-display text:table-name="" text:table-type="table" text:column-name="$S7">«$S7»</text:database-display></text:p></table:table-cell></table:table-row><table:table-row table:style-name="TableRow149"><table:table-cell table:style-name="TableCell150" table:number-columns-spanned="5"><text:p text:style-name="P151"/><text:p text:style-name="P152"><text:span text:style-name="T153">Total des crédits validés</text:span><text:span text:style-name="T154"> :<text:s/></text:span><text:database-display text:table-name="" text:table-type="table" text:column-name="$T">«$T»</text:database-display></text:p><text:p text:style-name="P155"><text:s/></text:p><text:p text:style-name="P156"><text:span text:style-name="T157">Moyenne </text:span><text:span text:style-name="T158">:<text:s/></text:span><text:database-display text:table-name="" text:table-type="table" text:column-name="$M">«$M»</text:database-display></text:p><text:p text:style-name="P159"/></table:table-cell><table:covered-table-cell/><table:covered-table-cell/><table:covered-table-cell/><table:covered-table-cell/></table:table-row></table:table><text:p text:style-name="Normal"/></draw:text-box><svg:title/><svg:desc/></draw:frame></text:span></text:p>
      <text:p text:style-name="Normal"/>
      <text:p text:style-name="Normal"/>
      <text:p text:style-name="Normal"><text:span text:style-name="T160"><draw:frame draw:z-index="251663360" draw:id="id9" draw:style-name="a9" draw:name="Zone de texte 9" text:anchor-type="paragraph" svg:x="4.10278in" svg:y="4.83125in" svg:width="2.4875in" svg:height="1.24375in" style:rel-width="scale" style:rel-height="scale"><draw:text-box><text:p text:style-name="P161">Dangbo le <text:s text:c="2"/>……/……. / 20……</text:p><text:p text:style-name="P162">Le Directeur de l’IMSP</text:p><text:p text:style-name="P163"/><text:p text:style-name="P164">Professeur <text:s/> </text:p><text:p text:style-name="P165"/></draw:text-box><svg:title/><svg:desc/></draw:frame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Engravers MT" svg:font-family="Engravers MT" style:font-family-generic="roman" style:font-pitch="variable" svg:panose-1="2 9 7 7 8 5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2" style:parent-style-name="Policepardéfaut" style:family="text">
      <style:text-properties style:language-asian="fr" style:country-asian="FR"/>
    </style:style>
    <style:style style:name="T3" style:parent-style-name="Policepardéfaut" style:family="text">
      <style:text-properties style:language-asian="fr" style:country-asian="FR"/>
    </style:style>
    <style:style style:name="P4" style:parent-style-name="Normal" style:family="paragraph">
      <style:paragraph-properties fo:text-align="center"/>
      <style:text-properties style:font-name="Engravers MT" fo:font-size="12pt" style:font-size-asian="12pt" style:font-size-complex="12pt"/>
    </style:style>
    <style:style style:name="P5" style:parent-style-name="Normal" style:family="paragraph">
      <style:paragraph-properties fo:text-align="center"/>
      <style:text-properties style:font-name="Engravers MT" fo:font-size="9pt" style:font-size-asian="9pt" style:font-size-complex="9pt"/>
    </style:style>
    <style:style style:name="P6" style:parent-style-name="Normal" style:family="paragraph">
      <style:text-properties style:font-name="Engravers MT" fo:color="#0070C0" fo:font-size="10pt" style:font-size-asian="10pt" style:font-size-complex="10pt"/>
    </style:style>
    <style:style style:name="T7" style:parent-style-name="Policepardéfaut" style:family="text">
      <style:text-properties style:language-asian="fr" style:country-asian="FR"/>
    </style:style>
    <style:style style:name="T8" style:parent-style-name="Policepardéfaut" style:family="text">
      <style:text-properties style:language-asian="fr" style:country-asian="FR"/>
    </style:style>
    <style:style style:name="P9" style:parent-style-name="Normal" style:family="paragraph">
      <style:text-properties style:font-name="Times New Roman" style:font-name-complex="Times New Roman" fo:font-size="9pt" style:font-size-asian="9pt" style:font-size-complex="9pt" fo:language="en" fo:country="CA"/>
    </style:style>
    <style:style style:name="T10" style:parent-style-name="Policepardéfaut" style:family="text">
      <style:text-properties style:language-asian="fr" style:country-asian="FR"/>
    </style:style>
    <style:style style:family="graphic" style:name="a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En-tête"><text:span text:style-name="T2"><draw:connector draw:type="line" svg:x1="2.53125in" svg:y1="0.75833in" svg:x2="3.78125in" svg:y2="0.75833in" draw:z-index="251661312" draw:id="id0" draw:style-name="a0" draw:name="Connecteur droit 3" text:anchor-type="paragraph"><svg:title/><svg:desc/></draw:connector></text:span><text:span text:style-name="T3"><draw:frame draw:z-index="251659264" draw:id="id1" draw:style-name="a1" draw:name="Zone de texte 1" text:anchor-type="paragraph" svg:x="0.23958in" svg:y="-0.12708in" svg:width="6.26042in" svg:height="0.94792in" style:rel-width="scale" style:rel-height="scale"><draw:text-box><text:p text:style-name="P4">UNIVERSITÉ D’ABOMEY – CALAVI</text:p><text:p text:style-name="P5">The Abdus salam Internationnal centre for théorical physics</text:p><text:p text:style-name="P6">Institut<text:s/>de mathématiques et de sciences -<text:s/>physiques</text:p></draw:text-box><svg:title/><svg:desc/></draw:frame></text:span><text:span text:style-name="T7"><draw:connector draw:type="line" svg:x1="2.5in" svg:y1="0.18542in" svg:x2="3.75in" svg:y2="0.18542in" draw:z-index="251660288" draw:id="id2" draw:style-name="a2" draw:name="Connecteur droit 2" text:anchor-type="paragraph"><svg:title/><svg:desc/></draw:connector></text:span></text:p>
      </style:header>
      <style:footer>
        <text:p text:style-name="Pieddepage"><text:span text:style-name="T8"><draw:frame draw:z-index="251663360" draw:id="id3" draw:style-name="a3" draw:name="Zone de texte 5" text:anchor-type="paragraph" svg:x="-0.84375in" svg:y="-0.04583in" svg:width="7.5in" svg:height="0.3125in" style:rel-width="scale" style:rel-height="scale"><draw:text-box><text:p text:style-name="P9">01<text:s/>BP:<text:s/>613,<text:s/><text:s text:c="7"/>Porto – Novo,<text:s/>Bénin<text:s/><text:s/><text:s/>e-mail:<text:s/>secretariat@imsp-uac.org<text:s text:c="8"/><text:s text:c="7"/><text:s text:c="20"/><text:s text:c="12"/>site<text:s/>web:<text:s/>www.imsp-benin.com<text:s/></text:p></draw:text-box><svg:title/><svg:desc/></draw:frame></text:span><text:span text:style-name="T10"><draw:connector draw:type="line" svg:x1="-0.90625in" svg:y1="-0.10833in" svg:x2="6.65625in" svg:y2="-0.10833in" draw:z-index="251662336" draw:id="id4" draw:style-name="a4" draw:name="Connecteur droit 4" text:anchor-type="paragraph"><svg:title/><svg:desc/></draw:connecto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tilisateur Windows</meta:initial-creator>
    <dc:creator>Utilisateur Windows</dc:creator>
    <meta:creation-date>2018-01-06T20:27:00Z</meta:creation-date>
    <dc:date>2018-01-06T20:28:00Z</dc:date>
    <meta:template xlink:href="Normal" xlink:type="simple"/>
    <meta:editing-cycles>1</meta:editing-cycles>
    <meta:editing-duration>PT60S</meta:editing-duration>
    <meta:document-statistic meta:page-count="1" meta:paragraph-count="1" meta:word-count="8" meta:character-count="52" meta:row-count="1" meta:non-whitespace-character-count="45"/>
  </office:meta>
</office:document-meta>
</file>